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style:text-properties style:font-name="Arial" style:font-name-complex="Arial"/>
    </style:style>
    <style:style style:name="P2" style:parent-style-name="Normal" style:family="paragraph">
      <style:paragraph-properties fo:margin-bottom="0in"/>
      <style:text-properties style:font-name="Arial" style:font-name-complex="Arial"/>
    </style:style>
    <style:style style:name="P3" style:parent-style-name="Normal" style:family="paragraph">
      <style:paragraph-properties fo:margin-bottom="0in"/>
      <style:text-properties style:font-name="Arial" style:font-name-complex="Arial"/>
    </style:style>
    <style:style style:name="P4" style:parent-style-name="Normal" style:family="paragraph">
      <style:paragraph-properties fo:margin-bottom="0in"/>
      <style:text-properties style:font-name="Arial" style:font-name-complex="Arial"/>
    </style:style>
    <style:style style:name="P5" style:parent-style-name="Normal" style:family="paragraph">
      <style:paragraph-properties fo:margin-bottom="0in"/>
      <style:text-properties style:font-name="Arial" style:font-name-complex="Arial" fo:language="fr" fo:country="FR"/>
    </style:style>
    <style:style style:name="P6" style:parent-style-name="Normal" style:family="paragraph">
      <style:paragraph-properties fo:margin-bottom="0in"/>
      <style:text-properties style:font-name="Arial" style:font-name-complex="Arial" fo:language="fr" fo:country="FR"/>
    </style:style>
    <style:style style:name="P7" style:parent-style-name="Normal" style:family="paragraph">
      <style:paragraph-properties fo:margin-bottom="0in"/>
      <style:text-properties style:font-name="Arial" style:font-name-complex="Arial" fo:language="fr" fo:country="FR"/>
    </style:style>
    <style:style style:name="P8" style:parent-style-name="Normal" style:family="paragraph">
      <style:paragraph-properties fo:margin-bottom="0in"/>
      <style:text-properties style:font-name="Arial" style:font-name-complex="Arial" fo:language="fr" fo:country="FR"/>
    </style:style>
    <style:style style:name="P9" style:parent-style-name="Normal" style:family="paragraph">
      <style:paragraph-properties fo:margin-bottom="0in"/>
      <style:text-properties style:font-name="Arial" style:font-name-complex="Arial" fo:language="fr" fo:country="FR"/>
    </style:style>
    <style:style style:name="P10" style:parent-style-name="Normal" style:family="paragraph">
      <style:paragraph-properties fo:margin-bottom="0in"/>
      <style:text-properties style:font-name="Arial" style:font-name-complex="Arial" fo:language="fr" fo:country="FR"/>
    </style:style>
    <style:style style:name="P11" style:parent-style-name="Normal" style:family="paragraph">
      <style:paragraph-properties fo:margin-bottom="0in"/>
      <style:text-properties style:font-name="Arial" style:font-name-complex="Arial" fo:language="fr" fo:country="FR"/>
    </style:style>
    <style:style style:name="P12" style:parent-style-name="Normal" style:family="paragraph">
      <style:paragraph-properties fo:margin-bottom="0in"/>
      <style:text-properties style:font-name="Arial" style:font-name-complex="Arial" fo:language="fr" fo:country="FR"/>
    </style:style>
    <style:style style:name="P13" style:parent-style-name="Normal" style:family="paragraph">
      <style:paragraph-properties fo:margin-bottom="0in"/>
      <style:text-properties style:font-name="Arial" style:font-name-complex="Arial" fo:language="fr" fo:country="FR"/>
    </style:style>
    <style:style style:name="P14" style:parent-style-name="Normal" style:family="paragraph">
      <style:paragraph-properties fo:margin-bottom="0in"/>
      <style:text-properties style:font-name="Arial" style:font-name-complex="Arial" fo:language="fr" fo:country="FR"/>
    </style:style>
    <style:style style:name="P15" style:parent-style-name="Normal" style:family="paragraph">
      <style:paragraph-properties fo:margin-bottom="0in"/>
      <style:text-properties style:font-name="Arial" style:font-name-complex="Arial" fo:language="fr" fo:country="FR"/>
    </style:style>
    <style:style style:name="P16" style:parent-style-name="Normal" style:family="paragraph">
      <style:paragraph-properties fo:margin-bottom="0in"/>
      <style:text-properties style:font-name="Arial" style:font-name-complex="Arial" fo:language="fr" fo:country="FR"/>
    </style:style>
    <style:style style:name="P17" style:parent-style-name="Normal" style:family="paragraph">
      <style:paragraph-properties fo:margin-bottom="0in"/>
      <style:text-properties style:font-name="Arial" style:font-name-complex="Arial" fo:language="fr" fo:country="FR"/>
    </style:style>
    <style:style style:name="P18" style:parent-style-name="Normal" style:family="paragraph">
      <style:paragraph-properties fo:margin-bottom="0in"/>
      <style:text-properties style:font-name="Arial" style:font-name-complex="Arial" fo:language="fr" fo:country="FR"/>
    </style:style>
    <style:style style:name="P19" style:parent-style-name="Normal" style:family="paragraph">
      <style:paragraph-properties fo:margin-bottom="0in"/>
      <style:text-properties style:font-name="Arial" style:font-name-complex="Arial" fo:language="fr" fo:country="FR"/>
    </style:style>
    <style:style style:name="P20" style:parent-style-name="Normal" style:family="paragraph">
      <style:paragraph-properties fo:margin-bottom="0in"/>
      <style:text-properties style:font-name="Arial" style:font-name-complex="Arial" fo:language="fr" fo:country="FR"/>
    </style:style>
    <style:style style:name="P21" style:parent-style-name="Normal" style:family="paragraph">
      <style:paragraph-properties fo:margin-bottom="0in"/>
      <style:text-properties style:font-name="Arial" style:font-name-complex="Arial" fo:language="fr" fo:country="FR"/>
    </style:style>
    <style:style style:name="P22" style:parent-style-name="Normal" style:family="paragraph">
      <style:text-properties fo:language="fr" fo:country="FR"/>
    </style:style>
  </office:automatic-styles>
  <office:body>
    <office:text text:use-soft-page-breaks="true">
      <text:p text:style-name="P1">ProgWeb</text:p>
      <text:p text:style-name="P2">Justine Juarez</text:p>
      <text:p text:style-name="P3"/>
      <text:p text:style-name="P4">Participation<text:s/>au<text:s/>projet:</text:p>
      <text:p text:style-name="P5">Je me suis occupée de la partie<text:s/>PHP<text:s/>du site, de l’inscription du joueur, de sa connexion. Je me suis aussi occupée du<text:s/>CSS<text:s/>et du dessin des aliments.</text:p>
      <text:p text:style-name="P6">J’ai<text:s/>également<text:s/>dû<text:s/>faire la répartition des taches ainsi que le lien entre les participants qui manquaient fortement de communication<text:s/></text:p>
      <text:p text:style-name="P7"/>
      <text:p text:style-name="P8">Difficultés rencontrées lors du projet :</text:p>
      <text:p text:style-name="P9">Ma plus grande difficulté a été de coder le tapon ainsi que la partie ajax. Le tampon a été fait comme indiqué dans le cours mais cela n’a pas résolu le problème de rafraichissement de la page (lorsque l’on se connecte et se déconnecte du site, il faut appuyer deux fois sur le bouton ou rafraichir la page).<text:s/></text:p>
      <text:p text:style-name="P10">Pour l’ajax, je voulais faire un système d’autocomplétion<text:s/>dans le formulaire coté<text:s/>administrateur, mais le lien vers la base de<text:s/>données<text:s/>ne marche pas. J’ai<text:s/>donc rajouté une simple liste des ingrédients.</text:p>
      <text:p text:style-name="P11">Devoir gérer l’équipe n’a pas été simple non plus, le manque flagrant de communication entre les membres m’a obligé à devoir faire l’intermédiaire, et a demander fréquemment l’avancer de chacun pour être au courant de l’état du projet.</text:p>
      <text:p text:style-name="P12">Le jeu en lui-même était un projet trop gros pour nous, il nécessitait des compétences que nous n’avions pas, nous avons donc du apprendre le javascript et nous renseigner<text:s/>sur le bonne architecture. Cela ne nous a pas laissé beaucoup de temps pour coder le jeu en lui-même,<text:s/>beaucoup de fonctionnalités ont été abandonnées.</text:p>
      <text:p text:style-name="P13"/>
      <text:p text:style-name="P14">Enseignements tirés :</text:p>
      <text:p text:style-name="P15">Ce projet a conforté mes acquis dans la programmation<text:s/>HTML/CSS<text:s/>et<text:s/>PHP. Il m’a aussi permis d’apprendre les bases du<text:s/>javascript.<text:s/>Je me suis aussi essayé et la direction d’une équipe, et<text:s/>à<text:s/>devoir gérer les inattendus de<text:s/>chacun.</text:p>
      <text:p text:style-name="P16"/>
      <text:p text:style-name="P17">Fonctionnalités<text:s/>abandonnées ou pas entièrement implémentées :</text:p>
      <text:p text:style-name="P18">Le magasin n’a pas été terminé, il n’est pas possible d’acheter des ingrédients. Les machines n’ont pas été codées par manque de temps et surtout car le jeu ne pouvait pas les prendre en compte. Le jeu en lui-même est loin de correspondre à nos attentes, la grande majorité des fonctionnalités de base ont été annulées. Nous aurions<text:s/>peut-être<text:s/>du faire une application basique plutôt que de se lancer dans un projet impossible à terminer.</text:p>
      <text:p text:style-name="P19"/>
      <text:p text:style-name="P20"/>
      <text:p text:style-name="P21"/>
      <text:p text:style-name="P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aetitia .</meta:initial-creator>
    <dc:creator>laetitia .</dc:creator>
    <meta:creation-date>2019-01-19T15:16:00Z</meta:creation-date>
    <dc:date>2019-01-19T15:16:00Z</dc:date>
    <meta:template xlink:href="Normal" xlink:type="simple"/>
    <meta:editing-cycles>2</meta:editing-cycles>
    <meta:editing-duration>PT0S</meta:editing-duration>
    <meta:document-statistic meta:page-count="1" meta:paragraph-count="4" meta:word-count="328" meta:character-count="2195" meta:row-count="15" meta:non-whitespace-character-count="1871"/>
  </office:meta>
</office:document-meta>
</file>